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; search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implemented</text:p>
          </table:table-cell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; search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 table:number-rows-repeated="1048390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2">00/00/0000</text:date>, <text:time style:data-style-name="N2" text:time-value="11:07:31.977130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2T11:25:36.938070200</dc:date>
    <meta:editing-duration>PT15H7M51S</meta:editing-duration>
    <meta:editing-cycles>18</meta:editing-cycles>
    <meta:generator>LibreOffice/25.2.1.2$Windows_X86_64 LibreOffice_project/d3abf4aee5fd705e4a92bba33a32f40bc4e56f49</meta:generator>
    <meta:document-statistic meta:table-count="1" meta:cell-count="678" meta:object-count="0"/>
  </office:meta>
</office:document-meta>
</file>